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287.25pt" style:use-optimal-column-width="false"/>
    </style:style>
    <style:style style:name="ACOL-6" style:family="table-column">
      <style:table-column-properties style:column-width="110.25pt" style:use-optimal-column-width="true"/>
    </style:style>
    <style:style style:name="ACOL-7" style:family="table-column">
      <style:table-column-properties style:column-width="257.2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47.25pt" style:use-optimal-column-width="true"/>
    </style:style>
    <style:style style:name="ACOL-12" style:family="table-column">
      <style:table-column-properties style:column-width="79.5pt" style:use-optimal-column-width="true"/>
    </style:style>
    <style:style style:name="ACOL-13" style:family="table-column">
      <style:table-column-properties style:column-width="78pt" style:use-optimal-column-width="true"/>
    </style:style>
    <style:style style:name="ACOL-14" style:family="table-column">
      <style:table-column-properties style:column-width="70.5pt" style:use-optimal-column-width="true"/>
    </style:style>
    <style:style style:name="ACOL-15" style:family="table-column">
      <style:table-column-properties style:column-width="102.8pt" style:use-optimal-column-width="true"/>
    </style:style>
    <style:style style:name="ACOL-16" style:family="table-column">
      <style:table-column-properties style:column-width="110.2pt" style:use-optimal-column-width="false"/>
    </style:style>
    <style:style style:name="ACOL-17" style:family="table-column">
      <style:table-column-properties style:column-width="11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5"/>
        <table:table-column table:default-cell-style-name="ACE-3" table:style-name="ACOL-3" table:number-columns-repeated="2"/>
        <table:table-column table:default-cell-style-name="ACE-3" table:style-name="ACOL-0" table:number-columns-repeated="9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6</text:p>
          </table:table-cell>
          <table:table-cell table:style-name="ACE-3" office:value-type="float" office:value="72.218000000000004">
            <text:p>72.218</text:p>
          </table:table-cell>
          <table:table-cell table:style-name="ACE-3" office:value-type="float" office:value="-23.937999999999999">
            <text:p>−23.93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9</text:p>
          </table:table-cell>
          <table:table-cell table:style-name="ACE-3" office:value-type="float" office:value="72.251999999999995">
            <text:p>72.252</text:p>
          </table:table-cell>
          <table:table-cell table:style-name="ACE-3" office:value-type="float" office:value="-23.977">
            <text:p>−23.977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, Hiafella arctic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.5">
            <text:p>2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0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905999999999999">
            <text:p>−23.906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2</text:p>
          </table:table-cell>
          <table:table-cell table:style-name="ACE-3" office:value-type="float" office:value="72.242000000000004">
            <text:p>72.242</text:p>
          </table:table-cell>
          <table:table-cell table:style-name="ACE-3" office:value-type="float" office:value="-23.853000000000002">
            <text:p>−23.85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Hiatella arctic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6</text:p>
          </table:table-cell>
          <table:table-cell table:style-name="ACE-3" office:value-type="float" office:value="72.260000000000005">
            <text:p>72.26</text:p>
          </table:table-cell>
          <table:table-cell table:style-name="ACE-3" office:value-type="float" office:value="-23.913">
            <text:p>−23.913</text:p>
          </table:table-cell>
          <table:table-cell table:style-name="ACE-3" office:value-type="float" office:value="550">
            <text:p>5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number-columns-repeated="2" table:style-name="ACE-3"/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2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896000000000001">
            <text:p>−23.896</text:p>
          </table:table-cell>
          <table:table-cell table:style-name="ACE-3" office:value-type="float" office:value="1285">
            <text:p>128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3</text:p>
          </table:table-cell>
          <table:table-cell table:style-name="ACE-3" office:value-type="float" office:value="72.221999999999994">
            <text:p>72.222</text:p>
          </table:table-cell>
          <table:table-cell table:style-name="ACE-3" office:value-type="float" office:value="-23.899000000000001">
            <text:p>−23.899</text:p>
          </table:table-cell>
          <table:table-cell table:style-name="ACE-3" office:value-type="float" office:value="3530">
            <text:p>35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4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834">
            <text:p>−23.83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tilus edilus L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1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2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.5">
            <text:p>48.5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3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4</text:p>
          </table:table-cell>
          <table:table-cell table:style-name="ACE-3" office:value-type="float" office:value="72.134">
            <text:p>72.134</text:p>
          </table:table-cell>
          <table:table-cell table:style-name="ACE-3" office:value-type="float" office:value="-23.861000000000001">
            <text:p>−23.861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 arctica L., Mya truncata L., Serripes groenlandica, Bruguier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6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7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00">
            <text:p>720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6</text:p>
          </table:table-cell>
          <table:table-cell table:style-name="ACE-3" office:value-type="float" office:value="72.248999999999995">
            <text:p>72.249</text:p>
          </table:table-cell>
          <table:table-cell table:style-name="ACE-3" office:value-type="float" office:value="-24.021000000000001">
            <text:p>−24.021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9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2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6140">
            <text:p>61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3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7390">
            <text:p>739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Astarte borealis, Schumacker, Clinocardium ciliatum, Fabricius, Hiatella arctica L., Mya truncata L., Mytilus edulis L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4</text:p>
          </table:table-cell>
          <table:table-cell table:style-name="ACE-3" office:value-type="float" office:value="72.123000000000005">
            <text:p>72.123</text:p>
          </table:table-cell>
          <table:table-cell table:style-name="ACE-3" office:value-type="float" office:value="-23.879000000000001">
            <text:p>−23.879</text:p>
          </table:table-cell>
          <table:table-cell table:style-name="ACE-3" office:value-type="float" office:value="5510">
            <text:p>55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Astarte borealis, Schumacker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5</text:p>
          </table:table-cell>
          <table:table-cell table:style-name="ACE-3" office:value-type="float" office:value="80.049999999999997">
            <text:p>80.05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5430">
            <text:p>5430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.699999999999999">
            <text:p>20.7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6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305">
            <text:p>73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9.600000000000001">
            <text:p>39.6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7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7205">
            <text:p>72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9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5" office:value-type="float" office:value="3780">
            <text:p>3780</text:p>
          </table:table-cell>
          <table:table-cell table:style-name="ACE-5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70</text:p>
          </table:table-cell>
          <table:table-cell table:style-name="ACE-3" office:value-type="float" office:value="80.466999999999999">
            <text:p>80.467</text:p>
          </table:table-cell>
          <table:table-cell table:style-name="ACE-3" office:value-type="float" office:value="-20.75">
            <text:p>−20.75</text:p>
          </table:table-cell>
          <table:table-cell table:style-name="ACE-5" office:value-type="float" office:value="7105">
            <text:p>7105</text:p>
          </table:table-cell>
          <table:table-cell table:style-name="ACE-5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7.899999999999999">
            <text:p>57.9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(UM)-429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7514">
            <text:p>7514</text:p>
          </table:table-cell>
          <table:table-cell table:style-name="ACE-5" office:value-type="float" office:value="193">
            <text:p>193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4">
            <text:p>15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2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6935">
            <text:p>6935</text:p>
          </table:table-cell>
          <table:table-cell table:style-name="ACE-5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5" office:value-type="float" office:value="8005">
            <text:p>8005</text:p>
          </table:table-cell>
          <table:table-cell table:style-name="ACE-5" office:value-type="float" office:value="232">
            <text:p>23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.199999999999999">
            <text:p>16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40">
            <text:p>774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490">
            <text:p>849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840">
            <text:p>88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acoma calcarea, Hit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4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010">
            <text:p>70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acoma sp., 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5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9140">
            <text:p>91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6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799999999999997">
            <text:p>35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7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960">
            <text:p>696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, Macoma calcare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800000000000001">
            <text:p>2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8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270">
            <text:p>72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, Astarte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9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980">
            <text:p>59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acoma calcarea, Mya truncata, Mya arenari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0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830">
            <text:p>683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680">
            <text:p>56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Astarte sp. Macoma sp. Serripes groenlandicus, Mya truncata, Mya arenaria,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160">
            <text:p>716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0" table:number-rows-repeated="6549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0" gnm:cursor-row="21">
          <gnm:selection gnm:start-col="10" gnm:start-row="21" gnm:end-col="10" gnm:end-row="21"/>
        </gnm:selections>
      </table:table>
      <table:table table:name="washburn" table:style-name="ta-2" table:print="true">
        <office:forms form:automatic-focus="false" form:apply-design-mode="false">
          <form:form/>
        </office:forms>
        <table:table-column table:default-cell-style-name="ACE-6" table:style-name="ACOL-4"/>
        <table:table-column table:default-cell-style-name="ACE-6" table:style-name="ACOL-5"/>
        <table:table-column table:default-cell-style-name="ACE-6" table:style-name="ACOL-6"/>
        <table:table-column table:default-cell-style-name="ACE-6" table:style-name="ACOL-7"/>
        <table:table-column table:default-cell-style-name="ACE-6" table:style-name="ACOL-0" table:number-columns-repeated="11"/>
        <table:table-column table:default-cell-style-name="ACE-6" table:style-name="ACOL-8"/>
        <table:table-column table:default-cell-style-name="ACE-6" table:style-name="ACOL-0" table:number-columns-repeated="240"/>
        <table:table-row table:style-name="AROW-1">
          <table:table-cell table:style-name="ACE-6" office:value-type="string">
            <text:p>No.</text:p>
          </table:table-cell>
          <table:table-cell table:style-name="ACE-6" office:value-type="string">
            <text:p>Locality</text:p>
          </table:table-cell>
          <table:table-cell table:style-name="ACE-6" office:value-type="string">
            <text:p>Species</text:p>
          </table:table-cell>
          <table:table-cell table:style-name="ACE-6" office:value-type="string">
            <text:p>Field Altitude (m)</text:p>
          </table:table-cell>
          <table:table-cell table:style-name="ACE-6" office:value-type="string">
            <text:p>Altitude (m) corrected for eustatic rise of sea level</text:p>
          </table:table-cell>
          <table:table-cell table:style-name="ACE-6" office:value-type="string">
            <text:p>C-14 age Years BP</text:p>
          </table:table-cell>
          <table:table-cell table:style-name="ACE-6"/>
          <table:table-cell table:style-name="ACE-6" office:value-type="string">
            <text:p>elevation</text:p>
          </table:table-cell>
          <table:table-cell table:style-name="ACE-6" office:value-type="string">
            <text:p>elevation uncertainty</text:p>
          </table:table-cell>
          <table:table-cell table:style-name="ACE-6"/>
          <table:table-cell table:style-name="ACE-6" office:value-type="string">
            <text:p>quadrature uncertainty</text:p>
          </table:table-cell>
          <table:table-cell table:style-name="ACE-6" office:value-type="string">
            <text:p>interpretation</text:p>
          </table:table-cell>
          <table:table-cell table:style-name="ACE-6" office:value-type="string">
            <text:p>conventional date</text:p>
          </table:table-cell>
          <table:table-cell table:style-name="ACE-6" office:value-type="string">
            <text:p>error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6</text:p>
          </table:table-cell>
          <table:table-cell table:style-name="ACE-6" office:value-type="string">
            <text:p>Korsbjerg, NE slope, deltaic? Bench. At surface of stony sand, abundant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9±2</text:p>
          </table:table-cell>
          <table:table-cell table:style-name="ACE-6" office:value-type="string">
            <text:p>84±2</text:p>
          </table:table-cell>
          <table:table-cell table:style-name="ACE-6" office:value-type="float" office:value="8760">
            <text:p>876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59">
            <text:p>5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2]^2+[.J2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2]+550" office:value-type="float" office:value="9310">
            <text:p>9310</text:p>
          </table:table-cell>
          <table:table-cell table:style-name="ACE-6" table:formula="of:=[.G2]" office:value-type="float" office:value="250">
            <text:p>250</text:p>
          </table:table-cell>
          <table:table-cell table:style-name="ACE-6" office:value-type="float" office:value="72.218000000000004">
            <text:p>72.218</text:p>
          </table:table-cell>
          <table:table-cell table:style-name="ACE-6" office:value-type="float" office:value="-23.937999999999999">
            <text:p>−23.938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599</text:p>
          </table:table-cell>
          <table:table-cell table:style-name="ACE-6" office:value-type="string">
            <text:p>Nyhavn hills, NW side trapknob ms 112 m. At surface of till-like deposit, abundant</text:p>
          </table:table-cell>
          <table:table-cell table:style-name="ACE-6" office:value-type="string">
            <text:p>Mya truncata L., Hiafella arctica L.</text:p>
          </table:table-cell>
          <table:table-cell table:style-name="ACE-6" office:value-type="string">
            <text:p>66-69±2</text:p>
          </table:table-cell>
          <table:table-cell table:style-name="ACE-6" office:value-type="string">
            <text:p>91-94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6;69)" office:value-type="float" office:value="67.5">
            <text:p>67.5</text:p>
          </table:table-cell>
          <table:table-cell table:style-name="ACE-6" office:value-type="float" office:value="2">
            <text:p>2</text:p>
          </table:table-cell>
          <table:table-cell table:style-name="ACE-6" table:formula="of:=69-[.H3]" office:value-type="float" office:value="1.5">
            <text:p>1.5</text:p>
          </table:table-cell>
          <table:table-cell table:style-name="ACE-6" table:formula="of:=ROUND(SQRT([.I3]^2+[.J3]^2);1)" office:value-type="float" office:value="2.5">
            <text:p>2.5</text:p>
          </table:table-cell>
          <table:table-cell table:style-name="ACE-6" office:value-type="float" office:value="-1">
            <text:p>−1</text:p>
          </table:table-cell>
          <table:table-cell table:style-name="ACE-6" table:formula="of:=[.F3]+550" office:value-type="float" office:value="9330">
            <text:p>9330</text:p>
          </table:table-cell>
          <table:table-cell table:style-name="ACE-6" table:formula="of:=[.G3]" office:value-type="float" office:value="250">
            <text:p>250</text:p>
          </table:table-cell>
          <table:table-cell table:style-name="ACE-6" office:value-type="float" office:value="72.251999999999995">
            <text:p>72.252</text:p>
          </table:table-cell>
          <table:table-cell table:style-name="ACE-6" office:value-type="float" office:value="-23.977">
            <text:p>−23.977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0</text:p>
          </table:table-cell>
          <table:table-cell table:style-name="ACE-6" office:value-type="string">
            <text:p>Korsbjerg, NE slope, cut bank of emerged delta at Noret outlet of Tunnelelv. In situ in silt,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2-4±0.5</text:p>
          </table:table-cell>
          <table:table-cell table:style-name="ACE-6" office:value-type="string">
            <text:p>8-10±0.5</text:p>
          </table:table-cell>
          <table:table-cell table:style-name="ACE-6" office:value-type="float" office:value="6690">
            <text:p>669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 table:formula="of:=4-[.H4]" office:value-type="float" office:value="1">
            <text:p>1</text:p>
          </table:table-cell>
          <table:table-cell table:style-name="ACE-6" table:formula="of:=ROUND(SQRT([.I4]^2+[.J4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4]+550" office:value-type="float" office:value="7240">
            <text:p>7240</text:p>
          </table:table-cell>
          <table:table-cell table:style-name="ACE-6" table:formula="of:=[.G4]" office:value-type="float" office:value="210">
            <text:p>2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905999999999999">
            <text:p>−23.9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2</text:p>
          </table:table-cell>
          <table:table-cell table:style-name="ACE-6" office:value-type="string">
            <text:p>Labben hills, <text:s/>cut bank of stream adjacent <text:s/>to experimental site 5. In stony silt</text:p>
          </table:table-cell>
          <table:table-cell table:style-name="ACE-6" office:value-type="string">
            <text:p>Hiatella arctica L.</text:p>
          </table:table-cell>
          <table:table-cell table:style-name="ACE-6" office:value-type="string">
            <text:p>7-8±1</text:p>
          </table:table-cell>
          <table:table-cell table:style-name="ACE-6" office:value-type="string">
            <text:p>21-22±1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180">
            <text:p>180</text:p>
          </table:table-cell>
          <table:table-cell table:style-name="ACE-6" office:value-type="float" office:value="7.5">
            <text:p>7.5</text:p>
          </table:table-cell>
          <table:table-cell table:style-name="ACE-6" office:value-type="float" office:value="1">
            <text:p>1</text:p>
          </table:table-cell>
          <table:table-cell table:style-name="ACE-6" table:formula="of:=8-[.H5]" office:value-type="float" office:value="0.5">
            <text:p>0.5</text:p>
          </table:table-cell>
          <table:table-cell table:style-name="ACE-6" table:formula="of:=ROUND(SQRT([.I5]^2+[.J5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5]+550" office:value-type="float" office:value="8090">
            <text:p>8090</text:p>
          </table:table-cell>
          <table:table-cell table:style-name="ACE-6" table:formula="of:=[.G5]" office:value-type="float" office:value="180">
            <text:p>180</text:p>
          </table:table-cell>
          <table:table-cell table:style-name="ACE-6" office:value-type="float" office:value="72.242000000000004">
            <text:p>72.242</text:p>
          </table:table-cell>
          <table:table-cell table:style-name="ACE-6" office:value-type="float" office:value="-23.853000000000002">
            <text:p>−23.85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606</text:p>
          </table:table-cell>
          <table:table-cell table:style-name="ACE-6" office:value-type="string">
            <text:p>Nyhavn, S cove. Dredged, <text:s/>modern shells used for <text:s/>standard</text:p>
          </table:table-cell>
          <table:table-cell table:style-name="ACE-6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6" office:value-type="string">
            <text:p>-2 to -15 (estimated)</text:p>
          </table:table-cell>
          <table:table-cell table:style-name="ACE-6" office:value-type="string">
            <text:p>?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number-columns-repeated="2" table:style-name="ACE-6"/>
          <table:table-cell table:style-name="ACE-6" office:value-type="string">
            <text:p>-</text:p>
          </table:table-cell>
          <table:table-cell table:style-name="ACE-6" table:formula="of:=[.F6]+550" office:value-type="float" office:value="550">
            <text:p>550</text:p>
          </table:table-cell>
          <table:table-cell table:style-name="ACE-6" table:formula="of:=[.G6]" office:value-type="float" office:value="70">
            <text:p>70</text:p>
          </table:table-cell>
          <table:table-cell table:style-name="ACE-6" office:value-type="float" office:value="72.260000000000005">
            <text:p>72.26</text:p>
          </table:table-cell>
          <table:table-cell table:style-name="ACE-6" office:value-type="float" office:value="-23.913">
            <text:p>−23.91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2</text:p>
          </table:table-cell>
          <table:table-cell table:style-name="ACE-6" office:value-type="string">
            <text:p>Korsbjerg, NE slope, inner edge of emerged strandline on delta at Noret outlet of Tunnelelv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3±0.5</text:p>
          </table:table-cell>
          <table:table-cell table:style-name="ACE-6" office:value-type="string">
            <text:p>3±0.5</text:p>
          </table:table-cell>
          <table:table-cell table:style-name="ACE-6" office:value-type="float" office:value="735">
            <text:p>735</text:p>
          </table:table-cell>
          <table:table-cell table:style-name="ACE-6" office:value-type="float" office:value="110">
            <text:p>110</text:p>
          </table:table-cell>
          <table:table-cell table:style-name="ACE-6" office:value-type="float" office:value="3">
            <text:p>3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7]^2+[.J7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7]" office:value-type="float" office:value="735">
            <text:p>735</text:p>
          </table:table-cell>
          <table:table-cell table:style-name="ACE-6" table:formula="of:=[.G7]" office:value-type="float" office:value="110">
            <text:p>110</text:p>
          </table:table-cell>
          <table:table-cell table:style-name="ACE-6" office:value-type="float" office:value="72.222999999999999">
            <text:p>72.223</text:p>
          </table:table-cell>
          <table:table-cell table:style-name="ACE-6" office:value-type="float" office:value="-23.896000000000001">
            <text:p>−23.89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3</text:p>
          </table:table-cell>
          <table:table-cell table:style-name="ACE-6" office:value-type="string">
            <text:p>Same locality <text:s/>as Y-702 but <text:s/>inner edge of another emerged strandline 1 m. above Y-702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8]^2+[.J8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8]" office:value-type="float" office:value="2980">
            <text:p>2980</text:p>
          </table:table-cell>
          <table:table-cell table:style-name="ACE-6" table:formula="of:=[.G8]" office:value-type="float" office:value="120">
            <text:p>120</text:p>
          </table:table-cell>
          <table:table-cell table:style-name="ACE-6" office:value-type="float" office:value="72.221999999999994">
            <text:p>72.222</text:p>
          </table:table-cell>
          <table:table-cell table:style-name="ACE-6" office:value-type="float" office:value="-23.899000000000001">
            <text:p>−23.899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4</text:p>
          </table:table-cell>
          <table:table-cell table:style-name="ACE-6" office:value-type="string">
            <text:p>Labben hills, adjacent to experimental site 3. In clayey silt containing stones, abun-dant shell fragments (frost-worked?) in patterned ground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31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7730">
            <text:p>773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1">
            <text:p>31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9]^2+[.J9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9]+550" office:value-type="float" office:value="8280">
            <text:p>8280</text:p>
          </table:table-cell>
          <table:table-cell table:style-name="ACE-6" table:formula="of:=[.G9]" office:value-type="float" office:value="210">
            <text:p>21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834">
            <text:p>−23.834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08</text:p>
          </table:table-cell>
          <table:table-cell table:style-name="ACE-6" office:value-type="string">
            <text:p>Nyhavn hills, cut in deltaic beds at SW base trap knob ms 78 m. At surface</text:p>
          </table:table-cell>
          <table:table-cell table:style-name="ACE-6" office:value-type="string">
            <text:p>Mytilus edilus L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250">
            <text:p>25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0]" office:value-type="float" office:value="2">
            <text:p>2</text:p>
          </table:table-cell>
          <table:table-cell table:style-name="ACE-6" table:formula="of:=ROUND(SQRT([.I10]^2+[.J10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0]+550" office:value-type="float" office:value="7220">
            <text:p>7220</text:p>
          </table:table-cell>
          <table:table-cell table:style-name="ACE-6" table:formula="of:=[.G10]" office:value-type="float" office:value="250">
            <text:p>2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1</text:p>
          </table:table-cell>
          <table:table-cell table:style-name="ACE-6" office:value-type="string">
            <text:p>Danevirke hills, cut in deltaic beds 0.5 km. SE of trap knob ms 125 m. At surface of sand</text:p>
          </table:table-cell>
          <table:table-cell table:style-name="ACE-6" office:value-type="string">
            <text:p>Hiatella arctic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0-99±2</text:p>
          </table:table-cell>
          <table:table-cell table:style-name="ACE-6" office:value-type="float" office:value="8500">
            <text:p>8500</text:p>
          </table:table-cell>
          <table:table-cell table:style-name="ACE-6" office:value-type="float" office:value="250">
            <text:p>25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1]" office:value-type="float" office:value="4.5">
            <text:p>4.5</text:p>
          </table:table-cell>
          <table:table-cell table:style-name="ACE-6" table:formula="of:=ROUND(SQRT([.I11]^2+[.J11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1]+550" office:value-type="float" office:value="9050">
            <text:p>9050</text:p>
          </table:table-cell>
          <table:table-cell table:style-name="ACE-6" table:formula="of:=[.G11]" office:value-type="float" office:value="250">
            <text:p>25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2</text:p>
          </table:table-cell>
          <table:table-cell table:style-name="ACE-6" office:value-type="string">
            <text:p>Blyryggen, SE slope, cutbank of emerged delta, SW side Holberg Elv. At surface of stony sand, abundant, some shells with both valves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45-52±2</text:p>
          </table:table-cell>
          <table:table-cell table:style-name="ACE-6" office:value-type="string">
            <text:p>67-74±2</text:p>
          </table:table-cell>
          <table:table-cell table:style-name="ACE-6" office:value-type="float" office:value="8480">
            <text:p>848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45;52)" office:value-type="float" office:value="48.5">
            <text:p>48.5</text:p>
          </table:table-cell>
          <table:table-cell table:style-name="ACE-6" office:value-type="float" office:value="2">
            <text:p>2</text:p>
          </table:table-cell>
          <table:table-cell table:style-name="ACE-6" table:formula="of:=52-[.H12]" office:value-type="float" office:value="3.5">
            <text:p>3.5</text:p>
          </table:table-cell>
          <table:table-cell table:style-name="ACE-6" table:formula="of:=ROUND(SQRT([.I12]^2+[.J12]^2);1)" office:value-type="float" office:value="4">
            <text:p>4</text:p>
          </table:table-cell>
          <table:table-cell table:style-name="ACE-6" office:value-type="float" office:value="-1">
            <text:p>−1</text:p>
          </table:table-cell>
          <table:table-cell table:style-name="ACE-6" table:formula="of:=[.F12]+550" office:value-type="float" office:value="9030">
            <text:p>9030</text:p>
          </table:table-cell>
          <table:table-cell table:style-name="ACE-6" table:formula="of:=[.G12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3</text:p>
          </table:table-cell>
          <table:table-cell table:style-name="ACE-6" office:value-type="string">
            <text:p>Same locality as Y-712. Abundant, upper limit 3 m. below delta tread.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52-57±2</text:p>
          </table:table-cell>
          <table:table-cell table:style-name="ACE-6" office:value-type="string">
            <text:p>73-78±2</text:p>
          </table:table-cell>
          <table:table-cell table:style-name="ACE-6" office:value-type="float" office:value="8360">
            <text:p>8360</text:p>
          </table:table-cell>
          <table:table-cell table:style-name="ACE-6" office:value-type="float" office:value="140">
            <text:p>140</text:p>
          </table:table-cell>
          <table:table-cell table:style-name="ACE-6" table:formula="of:=AVERAGE(52;57)" office:value-type="float" office:value="54.5">
            <text:p>54.5</text:p>
          </table:table-cell>
          <table:table-cell table:style-name="ACE-6" office:value-type="float" office:value="2">
            <text:p>2</text:p>
          </table:table-cell>
          <table:table-cell table:style-name="ACE-6" table:formula="of:=57-[.H13]" office:value-type="float" office:value="2.5">
            <text:p>2.5</text:p>
          </table:table-cell>
          <table:table-cell table:style-name="ACE-6" table:formula="of:=ROUND(SQRT([.I13]^2+[.J13]^2);1)" office:value-type="float" office:value="3.2000000000000002">
            <text:p>3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3]+550" office:value-type="float" office:value="8910">
            <text:p>8910</text:p>
          </table:table-cell>
          <table:table-cell table:style-name="ACE-6" table:formula="of:=[.G13]" office:value-type="float" office:value="140">
            <text:p>140</text:p>
          </table:table-cell>
          <table:table-cell table:style-name="ACE-6" office:value-type="float" office:value="72.120000000000005">
            <text:p>72.12</text:p>
          </table:table-cell>
          <table:table-cell table:style-name="ACE-6" office:value-type="float" office:value="-23.902999999999999">
            <text:p>−23.903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4</text:p>
          </table:table-cell>
          <table:table-cell table:style-name="ACE-6" office:value-type="string">
            <text:p>Blyryggen, SE slope, cut bank of bench on which Expeditionshus is located. At surface of till-like stony sand and silt, abundant</text:p>
          </table:table-cell>
          <table:table-cell table:style-name="ACE-6" office:value-type="string">
            <text:p>Hiatella arctica L., Mya truncata L., Serripes groenlandica, Bruguiere</text:p>
          </table:table-cell>
          <table:table-cell table:style-name="ACE-6" office:value-type="string">
            <text:p>7-10±1</text:p>
          </table:table-cell>
          <table:table-cell table:style-name="ACE-6" office:value-type="string">
            <text:p>15-18±1</text:p>
          </table:table-cell>
          <table:table-cell table:style-name="ACE-6" office:value-type="float" office:value="6910">
            <text:p>6910</text:p>
          </table:table-cell>
          <table:table-cell table:style-name="ACE-6" office:value-type="float" office:value="200">
            <text:p>200</text:p>
          </table:table-cell>
          <table:table-cell table:style-name="ACE-6" table:formula="of:=AVERAGE(7;10)" office:value-type="float" office:value="8.5">
            <text:p>8.5</text:p>
          </table:table-cell>
          <table:table-cell table:style-name="ACE-6" office:value-type="float" office:value="1">
            <text:p>1</text:p>
          </table:table-cell>
          <table:table-cell table:style-name="ACE-6" table:formula="of:=10-[.H14]" office:value-type="float" office:value="1.5">
            <text:p>1.5</text:p>
          </table:table-cell>
          <table:table-cell table:style-name="ACE-6" table:formula="of:=ROUND(SQRT([.I14]^2+[.J14]^2);1)" office:value-type="float" office:value="1.8">
            <text:p>1.8</text:p>
          </table:table-cell>
          <table:table-cell table:style-name="ACE-6" office:value-type="float" office:value="-1">
            <text:p>−1</text:p>
          </table:table-cell>
          <table:table-cell table:style-name="ACE-6" table:formula="of:=[.F14]+550" office:value-type="float" office:value="7460">
            <text:p>7460</text:p>
          </table:table-cell>
          <table:table-cell table:style-name="ACE-6" table:formula="of:=[.G14]" office:value-type="float" office:value="200">
            <text:p>200</text:p>
          </table:table-cell>
          <table:table-cell table:style-name="ACE-6" office:value-type="float" office:value="72.134">
            <text:p>72.134</text:p>
          </table:table-cell>
          <table:table-cell table:style-name="ACE-6" office:value-type="float" office:value="-23.861000000000001">
            <text:p>−23.86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6</text:p>
          </table:table-cell>
          <table:table-cell table:style-name="ACE-6" office:value-type="string">
            <text:p>Same locality as Y-711. Part of same collection but independent C-14 check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67-76±2</text:p>
          </table:table-cell>
          <table:table-cell table:style-name="ACE-6" office:value-type="string">
            <text:p>92-101±2</text:p>
          </table:table-cell>
          <table:table-cell table:style-name="ACE-6" office:value-type="float" office:value="8780">
            <text:p>8780</text:p>
          </table:table-cell>
          <table:table-cell table:style-name="ACE-6" office:value-type="float" office:value="210">
            <text:p>210</text:p>
          </table:table-cell>
          <table:table-cell table:style-name="ACE-6" table:formula="of:=AVERAGE(67;76)" office:value-type="float" office:value="71.5">
            <text:p>71.5</text:p>
          </table:table-cell>
          <table:table-cell table:style-name="ACE-6" office:value-type="float" office:value="2">
            <text:p>2</text:p>
          </table:table-cell>
          <table:table-cell table:style-name="ACE-6" table:formula="of:=76-[.H15]" office:value-type="float" office:value="4.5">
            <text:p>4.5</text:p>
          </table:table-cell>
          <table:table-cell table:style-name="ACE-6" table:formula="of:=ROUND(SQRT([.I15]^2+[.J15]^2);1)" office:value-type="float" office:value="4.9000000000000004">
            <text:p>4.9</text:p>
          </table:table-cell>
          <table:table-cell table:style-name="ACE-6" office:value-type="float" office:value="-1">
            <text:p>−1</text:p>
          </table:table-cell>
          <table:table-cell table:style-name="ACE-6" table:formula="of:=[.F15]+550" office:value-type="float" office:value="9330">
            <text:p>9330</text:p>
          </table:table-cell>
          <table:table-cell table:style-name="ACE-6" table:formula="of:=[.G15]" office:value-type="float" office:value="210">
            <text:p>210</text:p>
          </table:table-cell>
          <table:table-cell table:style-name="ACE-6" office:value-type="float" office:value="72.185000000000002">
            <text:p>72.185</text:p>
          </table:table-cell>
          <table:table-cell table:style-name="ACE-6" office:value-type="float" office:value="-23.745000000000001">
            <text:p>−23.745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717</text:p>
          </table:table-cell>
          <table:table-cell table:style-name="ACE-6" office:value-type="string">
            <text:p>Same locality as Y-708. At surface, profuse</text:p>
          </table:table-cell>
          <table:table-cell table:style-name="ACE-6" office:value-type="string">
            <text:p>Mya truncata L.</text:p>
          </table:table-cell>
          <table:table-cell table:style-name="ACE-6" office:value-type="string">
            <text:p>16-20±1</text:p>
          </table:table-cell>
          <table:table-cell table:style-name="ACE-6" office:value-type="string">
            <text:p>22-26±1</text:p>
          </table:table-cell>
          <table:table-cell table:style-name="ACE-6" office:value-type="float" office:value="6650">
            <text:p>6650</text:p>
          </table:table-cell>
          <table:table-cell table:style-name="ACE-6" office:value-type="float" office:value="200">
            <text:p>200</text:p>
          </table:table-cell>
          <table:table-cell table:style-name="ACE-6" office:value-type="float" office:value="18">
            <text:p>18</text:p>
          </table:table-cell>
          <table:table-cell table:style-name="ACE-6" office:value-type="float" office:value="1">
            <text:p>1</text:p>
          </table:table-cell>
          <table:table-cell table:style-name="ACE-6" table:formula="of:=20-[.H16]" office:value-type="float" office:value="2">
            <text:p>2</text:p>
          </table:table-cell>
          <table:table-cell table:style-name="ACE-6" table:formula="of:=ROUND(SQRT([.I16]^2+[.J16]^2);1)" office:value-type="float" office:value="2.2000000000000002">
            <text:p>2.2</text:p>
          </table:table-cell>
          <table:table-cell table:style-name="ACE-6" office:value-type="float" office:value="-1">
            <text:p>−1</text:p>
          </table:table-cell>
          <table:table-cell table:style-name="ACE-6" table:formula="of:=[.F16]+550" office:value-type="float" office:value="7200">
            <text:p>7200</text:p>
          </table:table-cell>
          <table:table-cell table:style-name="ACE-6" table:formula="of:=[.G16]" office:value-type="float" office:value="200">
            <text:p>20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3.952000000000002">
            <text:p>−23.952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6</text:p>
          </table:table-cell>
          <table:table-cell table:style-name="ACE-6" office:value-type="string">
            <text:p>Hesteskoen, NE slope, cut bank in deltaic beds at E base trap knob ms 90 m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29±2</text:p>
          </table:table-cell>
          <table:table-cell table:style-name="ACE-6" office:value-type="string">
            <text:p>47±2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160">
            <text:p>160</text:p>
          </table:table-cell>
          <table:table-cell table:style-name="ACE-6" office:value-type="float" office:value="29">
            <text:p>29</text:p>
          </table:table-cell>
          <table:table-cell table:style-name="ACE-6" office:value-type="float" office:value="2">
            <text:p>2</text:p>
          </table:table-cell>
          <table:table-cell table:style-name="ACE-6"/>
          <table:table-cell table:style-name="ACE-6" table:formula="of:=ROUND(SQRT([.I17]^2+[.J17]^2);1)" office:value-type="float" office:value="2">
            <text:p>2</text:p>
          </table:table-cell>
          <table:table-cell table:style-name="ACE-6" office:value-type="float" office:value="-1">
            <text:p>−1</text:p>
          </table:table-cell>
          <table:table-cell table:style-name="ACE-6" table:formula="of:=[.F17]+550" office:value-type="float" office:value="8550">
            <text:p>8550</text:p>
          </table:table-cell>
          <table:table-cell table:style-name="ACE-6" table:formula="of:=[.G17]" office:value-type="float" office:value="160">
            <text:p>160</text:p>
          </table:table-cell>
          <table:table-cell table:style-name="ACE-6" office:value-type="float" office:value="72.248999999999995">
            <text:p>72.249</text:p>
          </table:table-cell>
          <table:table-cell table:style-name="ACE-6" office:value-type="float" office:value="-24.021000000000001">
            <text:p>−24.021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8</text:p>
          </table:table-cell>
          <table:table-cell table:style-name="ACE-6" office:value-type="string">
            <text:p>Hesteskoen, NE slope, cutbank at N tip 2nd large delta sector NW of Tunnelelv. In situ in sand, shells with both valves</text:p>
          </table:table-cell>
          <table:table-cell table:style-name="ACE-6" office:value-type="string">
            <text:p>Hiatella arctica L., Mya truncata L.</text:p>
          </table:table-cell>
          <table:table-cell table:style-name="ACE-6" office:value-type="string">
            <text:p>19-20±1</text:p>
          </table:table-cell>
          <table:table-cell table:style-name="ACE-6" office:value-type="string">
            <text:p>28-29±1</text:p>
          </table:table-cell>
          <table:table-cell table:style-name="ACE-6" office:value-type="float" office:value="6950">
            <text:p>695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19.5">
            <text:p>19.5</text:p>
          </table:table-cell>
          <table:table-cell table:style-name="ACE-6" office:value-type="float" office:value="1">
            <text:p>1</text:p>
          </table:table-cell>
          <table:table-cell table:style-name="ACE-6" table:formula="of:=20-[.H18]" office:value-type="float" office:value="0.5">
            <text:p>0.5</text:p>
          </table:table-cell>
          <table:table-cell table:style-name="ACE-6" table:formula="of:=ROUND(SQRT([.I18]^2+[.J18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18]+550" office:value-type="float" office:value="7500">
            <text:p>7500</text:p>
          </table:table-cell>
          <table:table-cell table:style-name="ACE-6" table:formula="of:=[.G18]" office:value-type="float" office:value="150">
            <text:p>15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79</text:p>
          </table:table-cell>
          <table:table-cell table:style-name="ACE-6" office:value-type="string">
            <text:p>As Y-878. At surface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20±1</text:p>
          </table:table-cell>
          <table:table-cell table:style-name="ACE-6" office:value-type="string">
            <text:p>33±1</text:p>
          </table:table-cell>
          <table:table-cell table:style-name="ACE-6" office:value-type="float" office:value="7460">
            <text:p>7460</text:p>
          </table:table-cell>
          <table:table-cell table:style-name="ACE-6" office:value-type="float" office:value="130">
            <text:p>130</text:p>
          </table:table-cell>
          <table:table-cell table:style-name="ACE-6" office:value-type="float" office:value="20">
            <text:p>20</text:p>
          </table:table-cell>
          <table:table-cell table:style-name="ACE-6" office:value-type="float" office:value="1">
            <text:p>1</text:p>
          </table:table-cell>
          <table:table-cell table:style-name="ACE-6"/>
          <table:table-cell table:style-name="ACE-6" table:formula="of:=ROUND(SQRT([.I19]^2+[.J19]^2);1)" office:value-type="float" office:value="1">
            <text:p>1</text:p>
          </table:table-cell>
          <table:table-cell table:style-name="ACE-6" office:value-type="float" office:value="-1">
            <text:p>−1</text:p>
          </table:table-cell>
          <table:table-cell table:style-name="ACE-6" table:formula="of:=[.F19]" office:value-type="float" office:value="7460">
            <text:p>7460</text:p>
          </table:table-cell>
          <table:table-cell table:style-name="ACE-6" table:formula="of:=[.G19]" office:value-type="float" office:value="130">
            <text:p>130</text:p>
          </table:table-cell>
          <table:table-cell table:style-name="ACE-6" office:value-type="float" office:value="72.245000000000005">
            <text:p>72.245</text:p>
          </table:table-cell>
          <table:table-cell table:style-name="ACE-6" office:value-type="float" office:value="-24.006">
            <text:p>−24.00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2</text:p>
          </table:table-cell>
          <table:table-cell table:style-name="ACE-6" office:value-type="string">
            <text:p>Blyryggen, SE slope, channe1 of 1 V Elv. Partly in till-like deposit</text:p>
          </table:table-cell>
          <table:table-cell table:style-name="ACE-6" office:value-type="string">
            <text:p>Driftwood</text:p>
          </table:table-cell>
          <table:table-cell table:style-name="ACE-6" office:value-type="string">
            <text:p>4±0.5</text:p>
          </table:table-cell>
          <table:table-cell table:style-name="ACE-6" office:value-type="string">
            <text:p>4±0.5</text:p>
          </table:table-cell>
          <table:table-cell table:style-name="ACE-6" office:value-type="float" office:value="5590">
            <text:p>5590</text:p>
          </table:table-cell>
          <table:table-cell table:style-name="ACE-6" office:value-type="float" office:value="140">
            <text:p>140</text:p>
          </table:table-cell>
          <table:table-cell table:style-name="ACE-6" office:value-type="float" office:value="4">
            <text:p>4</text:p>
          </table:table-cell>
          <table:table-cell table:style-name="ACE-6" office:value-type="float" office:value="0.5">
            <text:p>0.5</text:p>
          </table:table-cell>
          <table:table-cell table:style-name="ACE-6"/>
          <table:table-cell table:style-name="ACE-6" table:formula="of:=ROUND(SQRT([.I20]^2+[.J20]^2);1)" office:value-type="float" office:value="0.5">
            <text:p>0.5</text:p>
          </table:table-cell>
          <table:table-cell table:style-name="ACE-6" office:value-type="float" office:value="-1">
            <text:p>−1</text:p>
          </table:table-cell>
          <table:table-cell table:style-name="ACE-6" table:formula="of:=[.F20]" office:value-type="float" office:value="5590">
            <text:p>5590</text:p>
          </table:table-cell>
          <table:table-cell table:style-name="ACE-6" table:formula="of:=[.G20]" office:value-type="float" office:value="140">
            <text:p>14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3</text:p>
          </table:table-cell>
          <table:table-cell table:style-name="ACE-6" office:value-type="string">
            <text:p>Same locality as Y-882. Atsurface of till-like deposit,abundant</text:p>
          </table:table-cell>
          <table:table-cell table:style-name="ACE-6" office:value-type="string">
            <text:p>Astarte borealis, Schumacker, Clinocardium ciliatum, Fabricius, Hiatella arctica L., Mya truncata L., Mytilus edulis L.</text:p>
          </table:table-cell>
          <table:table-cell table:style-name="ACE-6" office:value-type="string">
            <text:p>3-4±0.5</text:p>
          </table:table-cell>
          <table:table-cell table:style-name="ACE-6" office:value-type="string">
            <text:p>11-12±0.5</text:p>
          </table:table-cell>
          <table:table-cell table:style-name="ACE-6" office:value-type="float" office:value="6840">
            <text:p>6840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3.5">
            <text:p>3.5</text:p>
          </table:table-cell>
          <table:table-cell table:style-name="ACE-6" office:value-type="float" office:value="0.5">
            <text:p>0.5</text:p>
          </table:table-cell>
          <table:table-cell table:style-name="ACE-6" table:formula="of:=4-[.H21]" office:value-type="float" office:value="0.5">
            <text:p>0.5</text:p>
          </table:table-cell>
          <table:table-cell table:style-name="ACE-6" table:formula="of:=ROUND(SQRT([.I21]^2+[.J21]^2);1)" office:value-type="float" office:value="0.69999999999999996">
            <text:p>0.7</text:p>
          </table:table-cell>
          <table:table-cell table:style-name="ACE-6" office:value-type="float" office:value="-1">
            <text:p>−1</text:p>
          </table:table-cell>
          <table:table-cell table:style-name="ACE-6" table:formula="of:=[.F21]+550" office:value-type="float" office:value="7390">
            <text:p>7390</text:p>
          </table:table-cell>
          <table:table-cell table:style-name="ACE-6" table:formula="of:=[.G21]" office:value-type="float" office:value="210">
            <text:p>210</text:p>
          </table:table-cell>
          <table:table-cell table:style-name="ACE-6" office:value-type="float" office:value="72.125">
            <text:p>72.125</text:p>
          </table:table-cell>
          <table:table-cell table:style-name="ACE-6" office:value-type="float" office:value="-23.876000000000001">
            <text:p>−23.876</text:p>
          </table:table-cell>
          <table:table-cell table:number-columns-repeated="240" table:style-name="ACE-6"/>
        </table:table-row>
        <table:table-row table:style-name="AROW-1">
          <table:table-cell table:style-name="ACE-6" office:value-type="string">
            <text:p>Y-884</text:p>
          </table:table-cell>
          <table:table-cell table:style-name="ACE-6" office:value-type="string">
            <text:p>Blyryggen, SE slope, cut bank by first small stream SW of 1 V Elv. In situ in sand. shells with both valves</text:p>
          </table:table-cell>
          <table:table-cell table:style-name="ACE-6" office:value-type="string">
            <text:p>Astarte borealis, Schumacker</text:p>
          </table:table-cell>
          <table:table-cell table:style-name="ACE-6" office:value-type="string">
            <text:p>1-3±0.5</text:p>
          </table:table-cell>
          <table:table-cell table:style-name="ACE-6" office:value-type="string">
            <text:p>1-3±0.5</text:p>
          </table:table-cell>
          <table:table-cell table:style-name="ACE-6" office:value-type="float" office:value="4960">
            <text:p>4960</text:p>
          </table:table-cell>
          <table:table-cell table:style-name="ACE-6" office:value-type="float" office:value="320">
            <text:p>320</text:p>
          </table:table-cell>
          <table:table-cell table:style-name="ACE-6" office:value-type="float" office:value="2">
            <text:p>2</text:p>
          </table:table-cell>
          <table:table-cell table:style-name="ACE-6" office:value-type="float" office:value="0.5">
            <text:p>0.5</text:p>
          </table:table-cell>
          <table:table-cell table:style-name="ACE-6" table:formula="of:=3-[.H22]" office:value-type="float" office:value="1">
            <text:p>1</text:p>
          </table:table-cell>
          <table:table-cell table:style-name="ACE-6" table:formula="of:=ROUND(SQRT([.I22]^2+[.J22]^2);1)" office:value-type="float" office:value="1.1000000000000001">
            <text:p>1.1</text:p>
          </table:table-cell>
          <table:table-cell table:style-name="ACE-6" office:value-type="float" office:value="-1">
            <text:p>−1</text:p>
          </table:table-cell>
          <table:table-cell table:style-name="ACE-6" table:formula="of:=[.F22]+550" office:value-type="float" office:value="5510">
            <text:p>5510</text:p>
          </table:table-cell>
          <table:table-cell table:style-name="ACE-6" table:formula="of:=[.G22]" office:value-type="float" office:value="320">
            <text:p>320</text:p>
          </table:table-cell>
          <table:table-cell table:style-name="ACE-6" office:value-type="float" office:value="72.123000000000005">
            <text:p>72.123</text:p>
          </table:table-cell>
          <table:table-cell table:style-name="ACE-6" office:value-type="float" office:value="-23.879000000000001">
            <text:p>−23.879</text:p>
          </table:table-cell>
          <table:table-cell table:number-columns-repeated="240" table:style-name="ACE-6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washburn&quot;" table:base-cell-address="$'washburn'.$A$1"/>
          <table:named-expression table:name="Print_Area" table:expression="of:=#REF!" table:base-cell-address="$'washburn'.$A$1"/>
        </table:named-expressions>
        <gnm:selections gnm:cursor-col="12" gnm:cursor-row="1">
          <gnm:selection gnm:start-col="12" gnm:start-row="1" gnm:end-col="12" gnm:end-row="1"/>
        </gnm:selections>
      </table:table>
      <table:table table:name="Trautman1963" table:style-name="ta-3" table:print="true">
        <office:forms form:automatic-focus="false" form:apply-design-mode="false">
          <form:form/>
        </office:forms>
        <table:table-column table:default-cell-style-name="ACE-8" table:style-name="ACOL-0" table:number-columns-repeated="3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0" table:number-columns-repeated="7"/>
        <table:table-column table:default-cell-style-name="ACE-8" table:style-name="ACOL-3"/>
        <table:table-column table:default-cell-style-name="ACE-8" table:style-name="ACOL-0" table:number-columns-repeated="9"/>
        <table:table-column table:default-cell-style-name="ACE-8" table:style-name="ACOL-0" table:number-columns-repeated="234"/>
        <table:table-row table:style-name="AROW-1">
          <table:table-cell table:style-name="ACE-8" office:value-type="string">
            <text:p>Region</text:p>
          </table:table-cell>
          <table:table-cell table:style-name="ACE-8" office:value-type="string">
            <text:p>Dating_Method</text:p>
          </table:table-cell>
          <table:table-cell table:style-name="ACE-8" office:value-type="string">
            <text:p>LAB_ID</text:p>
          </table:table-cell>
          <table:table-cell table:style-name="ACE-9" office:value-type="string">
            <text:p>Latitude</text:p>
          </table:table-cell>
          <table:table-cell table:style-name="ACE-9" office:value-type="string">
            <text:p>Longitude</text:p>
          </table:table-cell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urve</text:p>
          </table:table-cell>
          <table:table-cell table:style-name="ACE-8" office:value-type="string">
            <text:p>Reservoir_age</text:p>
          </table:table-cell>
          <table:table-cell table:style-name="ACE-8" office:value-type="string">
            <text:p>Reservoir_error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RSL</text:p>
          </table:table-cell>
          <table:table-cell table:style-name="ACE-8" office:value-type="string">
            <text:p>RSL_2sigma_upper</text:p>
          </table:table-cell>
          <table:table-cell table:style-name="ACE-8" office:value-type="string">
            <text:p>RSL_2sigma_lower</text:p>
          </table:table-cell>
          <table:table-cell table:style-name="ACE-8" office:value-type="string">
            <text:p>Reference</text:p>
          </table:table-cell>
          <table:table-cell table:style-name="ACE-8" office:value-type="string">
            <text:p>geology</text:p>
          </table:table-cell>
          <table:table-cell table:number-columns-repeated="239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5</text:p>
          </table:table-cell>
          <table:table-cell table:style-name="ACE-8" table:formula="of:=80+3/60" office:value-type="float" office:value="80.049999999999997">
            <text:p>80.05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5025">
            <text:p>5025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20.699999999999999">
            <text:p>20.7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table:formula="of:=ROUND([.M2]*0.20000000000000001;1)" office:value-type="float" office:value="4.0999999999999996">
            <text:p>4.1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Hya truncata) imbedded in marine silt under-lying marine terrace at alt 68 ft on S side of Rivierdal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2]/-8033))*0.97499999999999998^2/(1+[.R2]/1000)^2" office:value-type="float" office:value="0.50867699486813045">
            <text:p>0.5087</text:p>
          </table:table-cell>
          <table:table-cell table:style-name="ACE-10" table:formula="of:=ROUND(-8033*LN([.T2]))" office:value-type="float" office:value="5430">
            <text:p>5430</text:p>
          </table:table-cell>
          <table:table-cell table:style-name="ACE-10" table:formula="of:=ROUND(SQRT([.G2]^2+(16.065999999999999*[.S2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6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900">
            <text:p>69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39.600000000000001">
            <text:p>39.6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table:formula="of:=ROUND([.M3]*0.20000000000000001;1)" office:value-type="float" office:value="7.9000000000000004">
            <text:p>7.9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alt 130 ft on N side Saefaxi Ely. Terrace flanks morainal ridges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3]/-8033))*0.97499999999999998^2/(1+[.R3]/1000)^2" office:value-type="float" office:value="0.40278424752735853">
            <text:p>0.4028</text:p>
          </table:table-cell>
          <table:table-cell table:style-name="ACE-10" table:formula="of:=ROUND(-8033*LN([.T3]))" office:value-type="float" office:value="7305">
            <text:p>7305</text:p>
          </table:table-cell>
          <table:table-cell table:style-name="ACE-10" table:formula="of:=ROUND(SQRT([.G3]^2+(16.065999999999999*[.S3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7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6800">
            <text:p>68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table:formula="of:=ROUND(AVERAGE(38.100000000000001;44.200000000000003);1)" office:value-type="float" office:value="41.200000000000003">
            <text:p>41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table:formula="of:=ROUND([.M4]*0.20000000000000001;1)" office:value-type="float" office:value="8.1999999999999993">
            <text:p>8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, of marine silt underlying terrace at 125 to 145 ft and on S side Saefaxi Elv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4]/-8033))*0.97499999999999998^2/(1+[.R4]/1000)^2" office:value-type="float" office:value="0.40782970679636493">
            <text:p>0.4078</text:p>
          </table:table-cell>
          <table:table-cell table:style-name="ACE-10" table:formula="of:=ROUND(-8033*LN([.T4]))" office:value-type="float" office:value="7205">
            <text:p>7205</text:p>
          </table:table-cell>
          <table:table-cell table:style-name="ACE-10" table:formula="of:=ROUND(SQRT([.G4]^2+(16.065999999999999*[.S4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69</text:p>
          </table:table-cell>
          <table:table-cell table:style-name="ACE-8" table:formula="of:=80+6/60" office:value-type="float" office:value="80.099999999999994">
            <text:p>80.1</text:p>
          </table:table-cell>
          <table:table-cell table:style-name="ACE-8" table:formula="of:=ROUND(-(20+40/60);3)" office:value-type="float" office:value="-20.667000000000002">
            <text:p>−20.667</text:p>
          </table:table-cell>
          <table:table-cell table:style-name="ACE-8" office:value-type="float" office:value="3375">
            <text:p>3375</text:p>
          </table:table-cell>
          <table:table-cell table:style-name="ACE-8" office:value-type="float" office:value="125">
            <text:p>125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7">
            <text:p>7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table:formula="of:=ROUND([.M5]*0.20000000000000001;1)" office:value-type="float" office:value="1.3999999999999999">
            <text:p>1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) from upper 6 in. Of marine silty clay at alt 23 ft at mouth of Saefaxi Ely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5]/-8033))*0.97499999999999998^2/(1+[.R5]/1000)^2" office:value-type="float" office:value="0.62466527185278875">
            <text:p>0.6247</text:p>
          </table:table-cell>
          <table:table-cell table:style-name="ACE-10" table:formula="of:=ROUND(-8033*LN([.T5]))" office:value-type="float" office:value="3780">
            <text:p>3780</text:p>
          </table:table-cell>
          <table:table-cell table:style-name="ACE-10" table:formula="of:=ROUND(SQRT([.G5]^2+(16.065999999999999*[.S5])^2))" office:value-type="float" office:value="129">
            <text:p>129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370</text:p>
          </table:table-cell>
          <table:table-cell table:style-name="ACE-8" table:formula="of:=ROUND(80+28/60;3)" office:value-type="float" office:value="80.466999999999999">
            <text:p>80.467</text:p>
          </table:table-cell>
          <table:table-cell table:style-name="ACE-8" table:formula="of:=ROUND(-(20+45/60);3)" office:value-type="float" office:value="-20.75">
            <text:p>−20.75</text:p>
          </table:table-cell>
          <table:table-cell table:style-name="ACE-8" office:value-type="float" office:value="6700">
            <text:p>6700</text:p>
          </table:table-cell>
          <table:table-cell table:style-name="ACE-8" office:value-type="float" office:value="150">
            <text:p>150</text:p>
          </table:table-cell>
          <table:table-cell table:style-name="ACE-8" office:value-type="string">
            <text:p>Hiatella arctica and Mya truncat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57.899999999999999">
            <text:p>57.9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 and Mya truncata) from upper 4 in. Of marine terrace at alt 190 ft at head of S arm of Ingolf Fjord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6]/-8033))*0.97499999999999998^2/(1+[.R6]/1000)^2" office:value-type="float" office:value="0.41293836779034326">
            <text:p>0.4129</text:p>
          </table:table-cell>
          <table:table-cell table:style-name="ACE-10" table:formula="of:=ROUND(-8033*LN([.T6]))" office:value-type="float" office:value="7105">
            <text:p>7105</text:p>
          </table:table-cell>
          <table:table-cell table:style-name="ACE-10" table:formula="of:=ROUND(SQRT([.G6]^2+(16.065999999999999*[.S6])^2))" office:value-type="float" office:value="154">
            <text:p>154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(UM)-429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350">
            <text:p>7350</text:p>
          </table:table-cell>
          <table:table-cell table:style-name="ACE-8" office:value-type="float" office:value="190">
            <text:p>190</text:p>
          </table:table-cell>
          <table:table-cell table:style-name="ACE-8" office:value-type="string">
            <text:p>baleen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0">
            <text:p>0</text:p>
          </table:table-cell>
          <table:table-cell table:style-name="ACE-8" office:value-type="float" office:value="15.4">
            <text:p>15.4</text:p>
          </table:table-cell>
          <table:table-cell table:style-name="ACE-8" office:value-type="float" office:value="4">
            <text:p>4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Baleen from sand and gravel in an emerged beach at alt ca. 50 m deposit, S shore Kong Oscars Fjord, ca. 1 km SE of mouth of Mesters Vig</text:p>
          </table:table-cell>
          <table:table-cell table:style-name="ACE-12" office:value-type="float" office:value="-14.998248999999999">
            <text:p>−15.0</text:p>
          </table:table-cell>
          <table:table-cell table:style-name="ACE-12" office:value-type="float" office:value="1.9544655000000004">
            <text:p>2.0</text:p>
          </table:table-cell>
          <table:table-cell table:style-name="ACE-11" table:formula="of:=(EXP([.F7]/-8033))*0.97499999999999998^2/(1+[.R7]/1000)^2" office:value-type="float" office:value="0.39243372056986314">
            <text:p>0.3924</text:p>
          </table:table-cell>
          <table:table-cell table:style-name="ACE-10" table:formula="of:=ROUND(-8033*LN([.T7]))" office:value-type="float" office:value="7514">
            <text:p>7514</text:p>
          </table:table-cell>
          <table:table-cell table:style-name="ACE-10" table:formula="of:=ROUND(SQRT([.G7]^2+(16.065999999999999*[.S7])^2))" office:value-type="float" office:value="193">
            <text:p>19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2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6530">
            <text:p>6530</text:p>
          </table:table-cell>
          <table:table-cell table:style-name="ACE-8" office:value-type="float" office:value="200">
            <text:p>200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2.199999999999999">
            <text:p>12.2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table:formula="of:=ROUND([.M8]*0.20000000000000001;1)" office:value-type="float" office:value="2.3999999999999999">
            <text:p>2.4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Hiatella arctica) from emerged delta remnant at alt ca. 40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8]/-8033))*0.97499999999999998^2/(1+[.R8]/1000)^2" office:value-type="float" office:value="0.42177038523641613">
            <text:p>0.4218</text:p>
          </table:table-cell>
          <table:table-cell table:style-name="ACE-10" table:formula="of:=ROUND(-8033*LN([.T8]))" office:value-type="float" office:value="6935">
            <text:p>6935</text:p>
          </table:table-cell>
          <table:table-cell table:style-name="ACE-10" table:formula="of:=ROUND(SQRT([.G8]^2+(16.065999999999999*[.S8])^2))" office:value-type="float" office:value="203">
            <text:p>203</text:p>
          </table:table-cell>
          <table:table-cell table:number-columns-repeated="234" table:style-name="ACE-8"/>
        </table:table-row>
        <table:table-row table:style-name="AROW-1">
          <table:table-cell table:style-name="ACE-8"/>
          <table:table-cell table:style-name="ACE-8" office:value-type="string">
            <text:p>radiocarbon</text:p>
          </table:table-cell>
          <table:table-cell table:style-name="ACE-8" office:value-type="string">
            <text:p>I-430</text:p>
          </table:table-cell>
          <table:table-cell table:style-name="ACE-8" office:value-type="float" office:value="72">
            <text:p>72</text:p>
          </table:table-cell>
          <table:table-cell table:style-name="ACE-8" office:value-type="float" office:value="-24">
            <text:p>−24</text:p>
          </table:table-cell>
          <table:table-cell table:style-name="ACE-8" office:value-type="float" office:value="7600">
            <text:p>7600</text:p>
          </table:table-cell>
          <table:table-cell table:style-name="ACE-8" office:value-type="float" office:value="230">
            <text:p>230</text:p>
          </table:table-cell>
          <table:table-cell table:style-name="ACE-8" office:value-type="string">
            <text:p>Mya truncata and Hiatella arctica</text:p>
          </table:table-cell>
          <table:table-cell table:style-name="ACE-8" office:value-type="string">
            <text:p>marine</text:p>
          </table:table-cell>
          <table:table-cell table:number-columns-repeated="2" table:style-name="ACE-8"/>
          <table:table-cell table:style-name="ACE-8" office:value-type="float" office:value="-1">
            <text:p>−1</text:p>
          </table:table-cell>
          <table:table-cell table:style-name="ACE-8" office:value-type="float" office:value="16.199999999999999">
            <text:p>16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table:formula="of:=ROUND([.M9]*0.20000000000000001;1)" office:value-type="float" office:value="3.2000000000000002">
            <text:p>3.2</text:p>
          </table:table-cell>
          <table:table-cell table:style-name="ACE-8" office:value-type="string">
            <text:p>Trautman1963</text:p>
          </table:table-cell>
          <table:table-cell table:style-name="ACE-8" office:value-type="string">
            <text:p>Shells (Mya truncata, Hiatella arctica) , in growth position, from emerged delta remnant, alt ca. 53 m.</text:p>
          </table:table-cell>
          <table:table-cell table:style-name="ACE-12" office:value-type="float" office:value="-0.11908932">
            <text:p>−0.1</text:p>
          </table:table-cell>
          <table:table-cell table:style-name="ACE-12" office:value-type="float" office:value="2.0385289000000002">
            <text:p>2.0</text:p>
          </table:table-cell>
          <table:table-cell table:style-name="ACE-11" table:formula="of:=(EXP([.F9]/-8033))*0.97499999999999998^2/(1+[.R9]/1000)^2" office:value-type="float" office:value="0.36917120528422975">
            <text:p>0.3692</text:p>
          </table:table-cell>
          <table:table-cell table:style-name="ACE-10" table:formula="of:=ROUND(-8033*LN([.T9]))" office:value-type="float" office:value="8005">
            <text:p>8005</text:p>
          </table:table-cell>
          <table:table-cell table:style-name="ACE-10" table:formula="of:=ROUND(SQRT([.G9]^2+(16.065999999999999*[.S9])^2))" office:value-type="float" office:value="232">
            <text:p>232</text:p>
          </table:table-cell>
          <table:table-cell table:number-columns-repeated="234" table:style-name="ACE-8"/>
        </table:table-row>
        <table:table-row table:style-name="AROW-1">
          <table:table-cell table:number-columns-repeated="256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21">
          <table:table-cell table:number-columns-repeated="256"/>
        </table:table-row>
        <table:named-expressions>
          <table:named-expression table:name="Sheet_Title" table:expression="of:=&quot;Trautman1963&quot;" table:base-cell-address="$'Trautman1963'.$A$1"/>
          <table:named-expression table:name="Print_Area" table:expression="of:=#REF!" table:base-cell-address="$'Trautman1963'.$A$1"/>
        </table:named-expressions>
        <gnm:selections gnm:cursor-col="19" gnm:cursor-row="1">
          <gnm:selection gnm:start-col="19" gnm:start-row="1" gnm:end-col="19" gnm:end-row="1"/>
        </gnm:selections>
      </table:table>
      <table:table table:name="Lasca1966" table:style-name="ta-4" table:print="true">
        <office:forms form:automatic-focus="false" form:apply-design-mode="false">
          <form:form/>
        </office:forms>
        <table:table-column table:default-cell-style-name="ACE-13" table:style-name="ACOL-11"/>
        <table:table-column table:default-cell-style-name="ACE-13" table:style-name="ACOL-12"/>
        <table:table-column table:default-cell-style-name="ACE-13" table:style-name="ACOL-13"/>
        <table:table-column table:default-cell-style-name="ACE-13" table:style-name="ACOL-14"/>
        <table:table-column table:default-cell-style-name="ACE-13" table:style-name="ACOL-15"/>
        <table:table-column table:default-cell-style-name="ACE-13" table:style-name="ACOL-10"/>
        <table:table-column table:default-cell-style-name="ACE-13" table:style-name="ACOL-0" table:number-columns-repeated="2"/>
        <table:table-column table:default-cell-style-name="ACE-13" table:style-name="ACOL-16"/>
        <table:table-column table:default-cell-style-name="ACE-13" table:style-name="ACOL-0" table:number-columns-repeated="3"/>
        <table:table-column table:default-cell-style-name="ACE-13" table:style-name="ACOL-17"/>
        <table:table-column table:default-cell-style-name="ACE-13" table:style-name="ACOL-0"/>
        <table:table-column table:default-cell-style-name="ACE-13" table:style-name="ACOL-15" table:number-columns-repeated="2"/>
        <table:table-column table:default-cell-style-name="ACE-13" table:style-name="ACOL-0" table:number-columns-repeated="9"/>
        <table:table-column table:default-cell-style-name="ACE-13" table:style-name="ACOL-0" table:number-columns-repeated="231"/>
        <table:table-row table:style-name="AROW-1">
          <table:table-cell table:style-name="ACE-13" office:value-type="string">
            <text:p>LOC. NO.</text:p>
          </table:table-cell>
          <table:table-cell table:style-name="ACE-13" office:value-type="string">
            <text:p>MICH. LAB. NO.</text:p>
          </table:table-cell>
          <table:table-cell table:style-name="ACE-13" office:value-type="string">
            <text:p>LOCALITY SPECIES</text:p>
          </table:table-cell>
          <table:table-cell table:style-name="ACE-13" office:value-type="string">
            <text:p>FIELD ALTITUDE I N METRES</text:p>
          </table:table-cell>
          <table:table-cell table:style-name="ACE-13" office:value-type="string">
            <text:p>C-14 AGE YEARS B.P.</text:p>
          </table:table-cell>
          <table:table-cell table:number-columns-repeated="3" table:style-name="ACE-13"/>
          <table:table-cell table:style-name="ACE-14" office:value-type="string">
            <text:p>Region</text:p>
          </table:table-cell>
          <table:table-cell table:style-name="ACE-14" office:value-type="string">
            <text:p>Dating_Method</text:p>
          </table:table-cell>
          <table:table-cell table:style-name="ACE-14" office:value-type="string">
            <text:p>LAB_ID</text:p>
          </table:table-cell>
          <table:table-cell table:style-name="ACE-16" office:value-type="string">
            <text:p>Latitude</text:p>
          </table:table-cell>
          <table:table-cell table:style-name="ACE-16" office:value-type="string">
            <text:p>Longitude</text:p>
          </table:table-cell>
          <table:table-cell table:style-name="ACE-14" office:value-type="string">
            <text:p>age</text:p>
          </table:table-cell>
          <table:table-cell table:style-name="ACE-14" office:value-type="string">
            <text:p>error</text:p>
          </table:table-cell>
          <table:table-cell table:style-name="ACE-14" office:value-type="string">
            <text:p>Material</text:p>
          </table:table-cell>
          <table:table-cell table:style-name="ACE-14" office:value-type="string">
            <text:p>Curve</text:p>
          </table:table-cell>
          <table:table-cell table:style-name="ACE-14" office:value-type="string">
            <text:p>Reservoir_age</text:p>
          </table:table-cell>
          <table:table-cell table:style-name="ACE-14" office:value-type="string">
            <text:p>Reservoir_error</text:p>
          </table:table-cell>
          <table:table-cell table:style-name="ACE-14" office:value-type="string">
            <text:p>type</text:p>
          </table:table-cell>
          <table:table-cell table:style-name="ACE-14" office:value-type="string">
            <text:p>RSL</text:p>
          </table:table-cell>
          <table:table-cell table:style-name="ACE-14" office:value-type="string">
            <text:p>RSL_2sigma_upper</text:p>
          </table:table-cell>
          <table:table-cell table:style-name="ACE-14" office:value-type="string">
            <text:p>RSL_2sigma_lower</text:p>
          </table:table-cell>
          <table:table-cell table:style-name="ACE-14" office:value-type="string">
            <text:p>Reference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"1611</text:p>
          </table:table-cell>
          <table:table-cell table:style-name="ACE-13" office:value-type="string">
            <text:p>E . cut bank emerged delta solifluction m fiord-bot. material. E. side Sicelelv, C. 2.5 km. downvalley fr. waterfalls, and 4 km. S. of Skelhytte.</text:p>
          </table:table-cell>
          <table:table-cell table:style-name="ACE-13" office:value-type="string">
            <text:p>M y a lruncata LinnC Macoma calcarea (Gmelin)</text:p>
          </table:table-cell>
          <table:table-cell table:style-name="ACE-13" office:value-type="string">
            <text:p>31 5 2</text:p>
          </table:table-cell>
          <table:table-cell table:style-name="ACE-13" office:value-type="string">
            <text:p>7,740 ? 250 (7.190 2 250)</text:p>
          </table:table-cell>
          <table:table-cell table:number-columns-repeated="2" table:style-name="ACE-13"/>
          <table:table-cell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1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7" office:value-type="float" office:value="7740">
            <text:p>7740</text:p>
          </table:table-cell>
          <table:table-cell table:style-name="ACE-17" office:value-type="float" office:value="250">
            <text:p>250</text:p>
          </table:table-cell>
          <table:table-cell table:style-name="ACE-14" office:value-type="string">
            <text:p>Mya truncata, Macoma calcare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31">
            <text:p>31</text:p>
          </table:table-cell>
          <table:table-cell table:style-name="ACE-15" office:value-type="float" office:value="2">
            <text:p>2.0</text:p>
          </table:table-cell>
          <table:table-cell table:style-name="ACE-15" office:value-type="float" office:value="2">
            <text:p>2.0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"1612</text:p>
          </table:table-cell>
          <table:table-cell table:style-name="ACE-13" office:value-type="string">
            <text:p>NW. bankernergeddelta, E. side Skelelv, c. 0.4 km. E. of shell loc. 1.</text:p>
          </table:table-cell>
          <table:table-cell table:style-name="ACE-13" office:value-type="string">
            <text:p>Hiatella arctica (LinnC) M y a lruncata LinnC</text:p>
          </table:table-cell>
          <table:table-cell table:style-name="ACE-13" office:value-type="string">
            <text:p>59-60 2 2</text:p>
          </table:table-cell>
          <table:table-cell table:style-name="ACE-13" office:value-type="string">
            <text:p>8,490 ? 300 (7,940 i- 3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2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8490">
            <text:p>849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"1613</text:p>
          </table:table-cell>
          <table:table-cell table:style-name="ACE-13" office:value-type="string">
            <text:p>SE. cutbank emerged delta 1 km. west shell loc. 2, W. side Skelelv.</text:p>
          </table:table-cell>
          <table:table-cell table:style-name="ACE-13" office:value-type="string">
            <text:p>Macoma calcarea (Gmelin) Hiatella arctica (LinnC) Mya truncata LinnC</text:p>
          </table:table-cell>
          <table:table-cell table:style-name="ACE-13" office:value-type="string">
            <text:p>59-60 5 2</text:p>
          </table:table-cell>
          <table:table-cell table:style-name="ACE-13" office:value-type="string">
            <text:p>8,840 2 300 (8,290 2 3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3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8840">
            <text:p>88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acoma calcarea, Hit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"1614</text:p>
          </table:table-cell>
          <table:table-cell table:style-name="ACE-13" office:value-type="string">
            <text:p>SE. cut bank emergeddelta W. side Skelelv at Kong Oscars Fjord.</text:p>
          </table:table-cell>
          <table:table-cell table:style-name="ACE-13" office:value-type="string">
            <text:p>Macoma sp. Hiatella arctica (LinnC) M y a truncata LinnC</text:p>
          </table:table-cell>
          <table:table-cell table:style-name="ACE-13" office:value-type="string">
            <text:p>14 ? 1</text:p>
          </table:table-cell>
          <table:table-cell table:style-name="ACE-13" office:value-type="string">
            <text:p>7,010 ? 250 (6,460 ? 25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4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7010">
            <text:p>701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acoma sp., 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4">
            <text:p>14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5">
            <text:p>5</text:p>
          </table:table-cell>
          <table:table-cell table:style-name="ACE-13" office:value-type="string">
            <text:p>"1615</text:p>
          </table:table-cell>
          <table:table-cell table:style-name="ACE-13" office:value-type="string">
            <text:p>N. face bank cut by trib. d r a i n a g e s , o lifluction material, fjord-bot. and delta, W. side Skelelv. c. 1.5 km. upvalley fr. shell loc. 4.</text:p>
          </table:table-cell>
          <table:table-cell table:style-name="ACE-13" office:value-type="string">
            <text:p>M y a truncata LinnC Hiatella arclica (LinnC)</text:p>
          </table:table-cell>
          <table:table-cell table:style-name="ACE-13" office:value-type="string">
            <text:p>59 2 2</text:p>
          </table:table-cell>
          <table:table-cell table:style-name="ACE-13" office:value-type="string">
            <text:p>9,140 5 300 (8,590 2 3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5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9140">
            <text:p>9140</text:p>
          </table:table-cell>
          <table:table-cell table:style-name="ACE-13" office:value-type="float" office:value="300">
            <text:p>300</text:p>
          </table:table-cell>
          <table:table-cell table:style-name="ACE-13" office:value-type="string">
            <text:p>Mya truncata, Hiatella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59">
            <text:p>59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6">
            <text:p>6</text:p>
          </table:table-cell>
          <table:table-cell table:style-name="ACE-13" office:value-type="string">
            <text:p>"1616</text:p>
          </table:table-cell>
          <table:table-cell table:style-name="ACE-13" office:value-type="string">
            <text:p>N. face strandline, in shore deposit, W. side Skelelv. c.1.2 km. upvalley fr. shell loc. 4.</text:p>
          </table:table-cell>
          <table:table-cell table:style-name="ACE-13" office:value-type="string">
            <text:p>M y a truncata Linne</text:p>
          </table:table-cell>
          <table:table-cell table:style-name="ACE-13" office:value-type="string">
            <text:p>36 ? 2</text:p>
          </table:table-cell>
          <table:table-cell table:style-name="ACE-13" office:value-type="string">
            <text:p>7,770 ? 250 (7.220 2 25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6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7770">
            <text:p>77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35.799999999999997">
            <text:p>35.8</text:p>
          </table:table-cell>
          <table:table-cell table:style-name="ACE-13" office:value-type="float" office:value="2">
            <text:p>2</text:p>
          </table:table-cell>
          <table:table-cell table:style-name="ACE-13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7">
            <text:p>7</text:p>
          </table:table-cell>
          <table:table-cell table:style-name="ACE-13" office:value-type="string">
            <text:p>"1617</text:p>
          </table:table-cell>
          <table:table-cell table:style-name="ACE-13" office:value-type="string">
            <text:p>Shore deposit at strandline, W. side Skelelv c. 1 km. upvalley fr. shell loc. 4.</text:p>
          </table:table-cell>
          <table:table-cell table:style-name="ACE-13" office:value-type="string">
            <text:p>Hiatella arctica (LinnC) M y a truncata LinnC Macoma calcarea (Gmelin) Myfilus e d d i s LinnC</text:p>
          </table:table-cell>
          <table:table-cell table:style-name="ACE-13" office:value-type="string">
            <text:p>21 2 1</text:p>
          </table:table-cell>
          <table:table-cell table:style-name="ACE-13" office:value-type="string">
            <text:p>6,960 % 220 (6,410 2 22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7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6960">
            <text:p>696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, Macoma calcarea, Mytilus edulis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0">
            <text:p>0</text:p>
          </table:table-cell>
          <table:table-cell table:style-name="ACE-13" office:value-type="float" office:value="20.800000000000001">
            <text:p>20.8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style-name="ACE-13" office:value-type="string">
            <text:p>set as beach deposit</text:p>
          </table:table-cell>
          <table:table-cell table:number-columns-repeated="231" table:style-name="ACE-13"/>
        </table:table-row>
        <table:table-row table:style-name="AROW-1">
          <table:table-cell table:style-name="ACE-13" office:value-type="float" office:value="8">
            <text:p>8</text:p>
          </table:table-cell>
          <table:table-cell table:style-name="ACE-13" office:value-type="string">
            <text:p>"1618</text:p>
          </table:table-cell>
          <table:table-cell table:style-name="ACE-13" office:value-type="string">
            <text:p>NW. cut bank emerged delta E. side Skelelv, c. 1 km. SW. of Skelbytte.</text:p>
          </table:table-cell>
          <table:table-cell table:style-name="ACE-13" office:value-type="string">
            <text:p>Hiatella arctica (LinnC)M y a truncata LinnC Aslarte sp.</text:p>
          </table:table-cell>
          <table:table-cell table:style-name="ACE-13" office:value-type="string">
            <text:p>20-21 2 1</text:p>
          </table:table-cell>
          <table:table-cell table:style-name="ACE-13" office:value-type="string">
            <text:p>7.270 5 250 (6,720 2 25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8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7270">
            <text:p>727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, Astarte sp.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21">
            <text:p>2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9">
            <text:p>9</text:p>
          </table:table-cell>
          <table:table-cell table:style-name="ACE-13" office:value-type="string">
            <text:p>"1619</text:p>
          </table:table-cell>
          <table:table-cell table:style-name="ACE-13" office:value-type="string">
            <text:p>NW. cut bank emerged delta c. 4.5 km. SE. of Skelhytte on SW. side Kong Oscars Fjord.</text:p>
          </table:table-cell>
          <table:table-cell table:style-name="ACE-13" office:value-type="string">
            <text:p>Macoma calcarea (Gmelin) M y a truncata LinnC M y a arenaria LinnC Hiatella arctica (LinnC)</text:p>
          </table:table-cell>
          <table:table-cell table:style-name="ACE-13" office:value-type="string">
            <text:p>4 t 0.5</text:p>
          </table:table-cell>
          <table:table-cell table:style-name="ACE-13" office:value-type="string">
            <text:p>5,980 ? 200 (5,430 ? 2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19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5980">
            <text:p>59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acoma calcarea, Mya truncata, Mya arenaria, Hiatella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0">
            <text:p>10</text:p>
          </table:table-cell>
          <table:table-cell table:style-name="ACE-13" office:value-type="string">
            <text:p>"1620</text:p>
          </table:table-cell>
          <table:table-cell table:style-name="ACE-13"/>
          <table:table-cell table:style-name="ACE-13" office:value-type="string">
            <text:p>M y a truncata LinnC Macoma calcarea (Gmelin)</text:p>
          </table:table-cell>
          <table:table-cell table:style-name="ACE-13" office:value-type="string">
            <text:p>17 ? 1</text:p>
          </table:table-cell>
          <table:table-cell table:style-name="ACE-13" office:value-type="string">
            <text:p>6,830 ? 200 (6.280 2 2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20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6830">
            <text:p>683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Mya truncata, Macoma calcare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7">
            <text:p>17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1">
            <text:p>11</text:p>
          </table:table-cell>
          <table:table-cell table:style-name="ACE-13" office:value-type="string">
            <text:p>"1621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Astarte sp. Macoma sp. Sevripes grprnlandicus (Bruguiere) M y a lruncata LinnC M y a arenaria Linn6 Mytilus edulis LinnC</text:p>
          </table:table-cell>
          <table:table-cell table:style-name="ACE-13" office:value-type="string">
            <text:p>3-4 +_ 0.5</text:p>
          </table:table-cell>
          <table:table-cell table:style-name="ACE-13" office:value-type="string">
            <text:p>5,680 ? 200 (5,130 ? 20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21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5680">
            <text:p>5680</text:p>
          </table:table-cell>
          <table:table-cell table:style-name="ACE-13" office:value-type="float" office:value="200">
            <text:p>200</text:p>
          </table:table-cell>
          <table:table-cell table:style-name="ACE-13" office:value-type="string">
            <text:p>Astarte sp. Macoma sp. Serripes groenlandicus, Mya truncata, Mya arenaria, Mytilus edulus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4">
            <text:p>4</text:p>
          </table:table-cell>
          <table:table-cell table:style-name="ACE-13" office:value-type="float" office:value="0.5">
            <text:p>0.5</text:p>
          </table:table-cell>
          <table:table-cell table:style-name="ACE-13" office:value-type="float" office:value="0.5">
            <text:p>0.5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2">
            <text:p>12</text:p>
          </table:table-cell>
          <table:table-cell table:style-name="ACE-13" office:value-type="string">
            <text:p>"1622</text:p>
          </table:table-cell>
          <table:table-cell table:style-name="ACE-13" office:value-type="string">
            <text:p>NE. cut bank emerged delta c. 0.7 km. E. of Skelelvon SW. side Kong Oscars Fjord.</text:p>
          </table:table-cell>
          <table:table-cell table:style-name="ACE-13" office:value-type="string">
            <text:p>Hiatella ardica (LinnC) M y a truncata LinnC</text:p>
          </table:table-cell>
          <table:table-cell table:style-name="ACE-13" office:value-type="string">
            <text:p>11 i- 1</text:p>
          </table:table-cell>
          <table:table-cell table:style-name="ACE-13" office:value-type="string">
            <text:p>7,160 2 250 (6,610 2 25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22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7160">
            <text:p>7160</text:p>
          </table:table-cell>
          <table:table-cell table:style-name="ACE-13" office:value-type="float" office:value="250">
            <text:p>250</text:p>
          </table:table-cell>
          <table:table-cell table:style-name="ACE-13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11">
            <text:p>11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>
          <table:table-cell table:style-name="ACE-13" office:value-type="float" office:value="13">
            <text:p>13</text:p>
          </table:table-cell>
          <table:table-cell table:style-name="ACE-13" office:value-type="string">
            <text:p>"1623</text:p>
          </table:table-cell>
          <table:table-cell table:style-name="ACE-13" office:value-type="string">
            <text:p>NW. cut bank emerged delta SE. side Skelelv at entrance to Kong Oscars Fjord.</text:p>
          </table:table-cell>
          <table:table-cell table:style-name="ACE-13" office:value-type="string">
            <text:p>Hiatella arctica (LinnC) Mya truncata LinnC</text:p>
          </table:table-cell>
          <table:table-cell table:style-name="ACE-13" office:value-type="string">
            <text:p>9 2 1</text:p>
          </table:table-cell>
          <table:table-cell table:style-name="ACE-13" office:value-type="string">
            <text:p>6,790 ? 220 (6.240 2 220)</text:p>
          </table:table-cell>
          <table:table-cell table:number-columns-repeated="3" table:style-name="ACE-13"/>
          <table:table-cell table:style-name="ACE-14" office:value-type="string">
            <text:p>radiocarbon</text:p>
          </table:table-cell>
          <table:table-cell table:style-name="ACE-13" office:value-type="string">
            <text:p>M-1623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3" office:value-type="float" office:value="6790">
            <text:p>6790</text:p>
          </table:table-cell>
          <table:table-cell table:style-name="ACE-13" office:value-type="float" office:value="220">
            <text:p>220</text:p>
          </table:table-cell>
          <table:table-cell table:style-name="ACE-13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3"/>
          <table:table-cell table:style-name="ACE-13" office:value-type="float" office:value="-1">
            <text:p>−1</text:p>
          </table:table-cell>
          <table:table-cell table:style-name="ACE-13" office:value-type="float" office:value="9">
            <text:p>9</text:p>
          </table:table-cell>
          <table:table-cell table:style-name="ACE-13" office:value-type="float" office:value="1">
            <text:p>1</text:p>
          </table:table-cell>
          <table:table-cell table:style-name="ACE-13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3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Lasca1966&quot;" table:base-cell-address="$'Lasca1966'.$A$1"/>
          <table:named-expression table:name="Print_Area" table:expression="of:=#REF!" table:base-cell-address="$'Lasca1966'.$A$1"/>
        </table:named-expressions>
        <gnm:selections gnm:cursor-col="8" gnm:cursor-row="1">
          <gnm:selection gnm:start-col="8" gnm:start-row="1" gnm:end-col="23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ashbur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rautman196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asca1966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7T14:24:55Z</dc:date>
    <meta:creation-date>2022-10-27T08:15:17Z</meta:creation-date>
    <meta:generator>gnumeric/1.12.46</meta:generator>
  </office:meta>
</office:document-meta>
</file>